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65cm"/>
    </style:style>
    <style:style style:name="gr13" style:family="graphic">
      <style:graphic-properties style:protect="size"/>
    </style:style>
    <style:style style:name="pr1" style:family="presentation" style:parent-style-name="Default-notes" style:list-style-name="L2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2" style:family="paragraph">
      <style:paragraph-properties fo:margin-left="0cm" fo:margin-right="0cm" fo:text-align="center" fo:text-indent="0cm"/>
      <style:text-properties fo:font-size="23.6000003814697pt"/>
    </style:style>
    <style:style style:name="P3" style:family="paragraph">
      <style:paragraph-properties fo:margin-left="0cm" fo:margin-right="0cm" fo:text-align="center" fo:text-indent="0cm"/>
      <style:text-properties fo:font-size="23.1000003814697pt" style:font-size-asian="16pt" style:font-size-complex="16pt"/>
    </style:style>
    <style:style style:name="P4" style:family="paragraph">
      <style:paragraph-properties fo:margin-left="0cm" fo:margin-right="0cm" fo:text-align="center" fo:text-indent="0cm"/>
      <style:text-properties fo:font-size="16.2999992370605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.2999992370605pt"/>
    </style:style>
    <style:style style:name="T3" style:family="text">
      <style:text-properties style:text-position="super 58%"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16" draw:layer="layout" svg:width="3.81cm" svg:height="1.905cm" svg:x="19.05cm" svg:y="19.05cm">
          <text:p text:style-name="P1"><text:span text:style-name="T1">HARPS</text:span></text:p>
          <text:p text:style-name="P1"><text:span text:style-name="T1"><text:s/></text:span><text:span text:style-name="T1">Spectr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67cm" svg:height="1.669cm" svg:x="25.4cm" svg:y="5.715cm">
          <text:p text:style-name="P2"><text:span text:style-name="T2">EW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97cm" svg:height="2.505cm" svg:x="5.763cm" svg:y="27.305cm">
          <text:p text:style-name="P2"><text:span text:style-name="T1">Abundan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2" draw:layer="layout" svg:width="3.771cm" svg:height="1.905cm" svg:x="13.001cm" svg:y="3.21cm">
          <text:p text:style-name="P3"><text:span text:style-name="T1">Initial</text:span></text:p>
          <text:p text:style-name="P3"><text:span text:style-name="T1">List of lin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.771cm" svg:height="1.905cm" svg:x="7.024cm" svg:y="3.81cm">
          <text:p text:style-name="P1"><text:span text:style-name="T1">Atomic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97cm" svg:height="3.338cm" svg:x="23.543cm" svg:y="1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7" draw:layer="layout" svg:width="3.769cm" svg:height="1.905cm" svg:x="24.13cm" svg:y="19.05cm">
          <text:p text:style-name="P1"><text:span text:style-name="T1">Stellar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905cm" svg:x="0.635cm" svg:y="24.13cm">
          <text:p text:style-name="P1"><text:span text:style-name="T1">Kurucz </text:span></text:p>
          <text:p text:style-name="P1"><text:span text:style-name="T1">Atmosphe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3.81cm" svg:height="1.905cm" svg:x="1.27cm" svg:y="13.335cm">
          <text:p text:style-name="P1"><text:span text:style-name="T1">Solar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4" draw:layer="layout" svg:width="3.857cm" svg:height="1.905cm" svg:x="6.985cm" svg:y="22.225cm">
          <text:p text:style-name="P2"><text:span text:style-name="T2">log gf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1" draw:layer="layout" svg:width="3.81cm" svg:height="1.905cm" svg:x="1.27cm" svg:y="16.51cm">
          <text:p text:style-name="P1"><text:span text:style-name="T1">Kurucz Sun</text:span></text:p>
          <text:p text:style-name="P1"><text:span text:style-name="T1">Atmospher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45cm" svg:height="3.052cm" svg:x="16.51cm" svg:y="24.765cm">
          <text:p text:style-name="P3"><text:span text:style-name="T1">Are all lines</text:span></text:p>
          <text:p text:style-name="P3"><text:span text:style-name="T1">stable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1" draw:layer="layout" svg:width="4.445cm" svg:height="1.905cm" svg:x="22.225cm" svg:y="27.305cm">
          <text:p text:style-name="P1"><text:span text:style-name="T1">Remove the </text:span></text:p>
          <text:p text:style-name="P1"><text:span text:style-name="T1">unstable lin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3.81cm" svg:height="1.905cm" svg:x="24.13cm" svg:y="10.16cm">
          <text:p text:style-name="P1"><text:span text:style-name="T1">Kurucz </text:span></text:p>
          <text:p text:style-name="P1"><text:span text:style-name="T1">Solar Spectrum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id="id7" draw:layer="layout" svg:width="3.809cm" svg:height="1.905cm" svg:x="12.982cm" svg:y="6.385cm">
          <text:p text:style-name="P1"><text:span text:style-name="T1">IRAF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846cm" svg:y1="1.985cm" svg:x2="14.846cm" svg:y2="1.985cm">
          <text:p/>
        </draw:connector>
        <draw:connector draw:style-name="gr9" draw:text-style-name="P5" draw:layer="layout" draw:type="line" svg:x1="14.846cm" svg:y1="1.905cm" svg:x2="14.886cm" svg:y2="3.21cm" draw:start-shape="id1" draw:start-glue-point="2" draw:end-shape="id2" draw:end-glue-point="0">
          <text:p/>
        </draw:connector>
        <draw:connector draw:style-name="gr9" draw:text-style-name="P5" draw:layer="layout" draw:type="line" svg:x1="14.846cm" svg:y1="1.905cm" svg:x2="8.909cm" svg:y2="3.81cm" draw:start-shape="id1" draw:start-glue-point="2" draw:end-shape="id3" draw:end-glue-point="0">
          <text:p/>
        </draw:connector>
        <draw:custom-shape draw:style-name="gr4" draw:text-style-name="P1" draw:id="id8" draw:layer="layout" svg:width="3.81cm" svg:height="1.905cm" svg:x="12.981cm" svg:y="9.56cm">
          <text:p text:style-name="P1"><text:span text:style-name="T1">1</text:span><text:span text:style-name="T3">st</text:span><text:span text:style-name="T1"> selection </text:span></text:p>
          <text:p text:style-name="P1"><text:span text:style-name="T1">List of lin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13" draw:layer="layout" svg:width="3.81cm" svg:height="1.905cm" svg:x="12.941cm" svg:y="22.26cm">
          <text:p text:style-name="P2"><text:span text:style-name="T1">MOOG</text:span></text:p>
          <text:p text:style-name="P2"><text:span text:style-name="T4">'abfind' driv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12" draw:layer="layout" svg:width="3.809cm" svg:height="1.905cm" svg:x="6.986cm" svg:y="15.917cm">
          <text:p text:style-name="P2"><text:span text:style-name="T1">MOOG</text:span></text:p>
          <text:p text:style-name="P2"><text:span text:style-name="T4">'ewfind' driv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5" draw:layer="layout" svg:width="3.813cm" svg:height="1.905cm" svg:x="12.98cm" svg:y="15.91cm">
          <text:p text:style-name="P1"><text:span text:style-name="T1">2</text:span><text:span text:style-name="T3">nd</text:span><text:span text:style-name="T1"> selection </text:span></text:p>
          <text:p text:style-name="P1"><text:span text:style-name="T1">List of line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4.886cm" svg:y1="14.64cm" svg:x2="14.886cm" svg:y2="15.91cm" draw:start-shape="id4" draw:start-glue-point="2" draw:end-shape="id5" draw:end-glue-point="0">
          <text:p/>
        </draw:connector>
        <draw:connector draw:style-name="gr9" draw:text-style-name="P5" draw:layer="layout" draw:type="line" svg:x1="24.13cm" svg:y1="11.112cm" svg:x2="16.791cm" svg:y2="7.337cm" draw:start-shape="id6" draw:start-glue-point="3" draw:end-shape="id7" draw:end-glue-point="1">
          <text:p/>
        </draw:connector>
        <draw:connector draw:style-name="gr9" draw:text-style-name="P5" draw:layer="layout" draw:type="line" svg:x1="14.886cm" svg:y1="5.115cm" svg:x2="14.886cm" svg:y2="6.385cm" draw:start-shape="id2" draw:start-glue-point="2" draw:end-shape="id7" draw:end-glue-point="0">
          <text:p/>
        </draw:connector>
        <draw:connector draw:style-name="gr9" draw:text-style-name="P5" draw:layer="layout" draw:type="line" svg:x1="14.886cm" svg:y1="8.29cm" svg:x2="14.886cm" svg:y2="9.56cm" draw:start-shape="id7" draw:start-glue-point="2" draw:end-shape="id8" draw:end-glue-point="0">
          <text:p/>
        </draw:connector>
        <draw:custom-shape draw:style-name="gr8" draw:text-style-name="P1" draw:id="id4" draw:layer="layout" svg:width="3.81cm" svg:height="1.905cm" svg:x="12.981cm" svg:y="12.735cm">
          <text:p text:style-name="P1"><text:span text:style-name="T1">AR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08cm" svg:height="1.905cm" svg:x="12.306cm" svg:y="27.94cm">
          <text:p text:style-name="P6">Final List </text:p>
          <text:p text:style-name="P6">of Line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id="id1" draw:layer="layout" svg:width="4.445cm" svg:height="1.27cm" svg:x="12.624cm" svg:y="0.635cm">
          <text:p text:style-name="P6">VAL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9" draw:layer="layout" svg:width="3.81cm" svg:height="1.905cm" svg:x="24.13cm" svg:y="13.335cm">
          <text:p text:style-name="P1"><text:span text:style-name="T1">HARPS Ceres</text:span></text:p>
          <text:p text:style-name="P1"><text:span text:style-name="T1">Solar Spectrum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4.13cm" svg:y1="14.287cm" svg:x2="16.791cm" svg:y2="13.687cm" draw:start-shape="id9" draw:start-glue-point="3" draw:end-shape="id4" draw:end-glue-point="1">
          <text:p/>
        </draw:connector>
        <draw:connector draw:style-name="gr9" draw:text-style-name="P5" draw:layer="layout" draw:type="line" svg:x1="24.13cm" svg:y1="11.112cm" svg:x2="16.791cm" svg:y2="13.687cm" draw:start-shape="id6" draw:start-glue-point="3" draw:end-shape="id4" draw:end-glue-point="1">
          <text:p/>
        </draw:connector>
        <draw:frame draw:style-name="gr12" draw:text-style-name="P7" draw:layer="layout" svg:width="1.226cm" svg:height="0.882cm" svg:x="1.905cm" svg:y="22.225cm">
          <draw:text-box>
            <text:p text:style-name="P6"><text:span text:style-name="T4">no</text:span></text:p>
          </draw:text-box>
        </draw:frame>
        <draw:frame draw:style-name="gr12" draw:text-style-name="P7" draw:layer="layout" svg:width="1.226cm" svg:height="0.882cm" svg:x="14.705cm" svg:y="26.323cm">
          <draw:text-box>
            <text:p text:style-name="P6"><text:span text:style-name="T4">yes</text:span></text:p>
          </draw:text-box>
        </draw:frame>
        <draw:connector draw:style-name="gr9" draw:text-style-name="P5" draw:layer="layout" draw:type="line" svg:x1="14.886cm" svg:y1="11.465cm" svg:x2="14.886cm" svg:y2="12.735cm" draw:start-shape="id8" draw:start-glue-point="2" draw:end-shape="id4" draw:end-glue-point="0">
          <text:p/>
        </draw:connector>
        <draw:connector draw:style-name="gr9" draw:text-style-name="P5" draw:layer="layout" draw:type="line" svg:x1="3.175cm" svg:y1="15.24cm" svg:x2="3.175cm" svg:y2="16.51cm" draw:start-shape="id10" draw:start-glue-point="2" draw:end-shape="id11" draw:end-glue-point="0">
          <text:p/>
        </draw:connector>
        <draw:connector draw:style-name="gr9" draw:text-style-name="P5" draw:layer="layout" svg:x1="8.909cm" svg:y1="5.715cm" svg:x2="8.89cm" svg:y2="15.917cm" draw:start-shape="id3" draw:start-glue-point="2" draw:end-shape="id12" draw:end-glue-point="0">
          <text:p/>
        </draw:connector>
        <draw:custom-shape draw:style-name="gr8" draw:text-style-name="P1" draw:id="id15" draw:layer="layout" svg:width="3.81cm" svg:height="1.905cm" svg:x="12.941cm" svg:y="19.043cm">
          <text:p text:style-name="P1"><text:span text:style-name="T1">ARE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2.98cm" svg:y1="16.862cm" svg:x2="10.795cm" svg:y2="16.869cm" draw:start-shape="id5" draw:start-glue-point="3" draw:end-shape="id12" draw:end-glue-point="1">
          <text:p/>
        </draw:connector>
        <draw:connector draw:style-name="gr9" draw:text-style-name="P5" draw:layer="layout" svg:x1="10.795cm" svg:y1="4.762cm" svg:x2="12.941cm" svg:y2="23.212cm" draw:start-shape="id3" draw:start-glue-point="1" draw:end-shape="id13" draw:end-glue-point="3">
          <text:p/>
        </draw:connector>
        <draw:connector draw:style-name="gr9" draw:text-style-name="P5" draw:layer="layout" svg:x1="5.08cm" svg:y1="17.462cm" svg:x2="6.986cm" svg:y2="16.869cm" draw:start-shape="id11" draw:start-glue-point="1" draw:end-shape="id12" draw:end-glue-point="3">
          <text:p/>
        </draw:connector>
        <draw:connector draw:style-name="gr9" draw:text-style-name="P5" draw:layer="layout" svg:x1="8.89cm" svg:y1="17.822cm" svg:x2="8.913cm" svg:y2="22.225cm" draw:start-shape="id12" draw:start-glue-point="2" draw:end-shape="id14" draw:end-glue-point="0">
          <text:p/>
        </draw:connector>
        <draw:connector draw:style-name="gr9" draw:text-style-name="P5" draw:layer="layout" svg:x1="10.842cm" svg:y1="23.177cm" svg:x2="12.941cm" svg:y2="23.212cm" draw:start-shape="id14" draw:start-glue-point="1" draw:end-shape="id13" draw:end-glue-point="3">
          <text:p/>
        </draw:connector>
        <draw:connector draw:style-name="gr9" draw:text-style-name="P5" draw:layer="layout" svg:x1="14.886cm" svg:y1="17.815cm" svg:x2="14.846cm" svg:y2="19.043cm" draw:start-shape="id5" draw:start-glue-point="2" draw:end-shape="id15" draw:end-glue-point="0">
          <text:p/>
        </draw:connector>
        <draw:connector draw:style-name="gr9" draw:text-style-name="P5" draw:layer="layout" svg:x1="19.05cm" svg:y1="20.002cm" svg:x2="16.751cm" svg:y2="19.995cm" draw:start-shape="id16" draw:start-glue-point="3" draw:end-shape="id15" draw:end-glue-point="1">
          <text:p/>
        </draw:connector>
        <draw:connector draw:style-name="gr9" draw:text-style-name="P5" draw:layer="layout" svg:x1="24.13cm" svg:y1="20.002cm" svg:x2="22.86cm" svg:y2="20.002cm" draw:start-shape="id17" draw:start-glue-point="3" draw:end-shape="id16" draw:end-glue-point="1">
          <text:p/>
        </draw:connector>
        <draw:connector draw:style-name="gr9" draw:text-style-name="P5" draw:layer="layout" svg:x1="14.846cm" svg:y1="20.948cm" svg:x2="14.846cm" svg:y2="22.26cm" draw:start-shape="id15" draw:start-glue-point="2" draw:end-shape="id13" draw:end-glue-point="0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693cm" fo:page-height="30.4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7cm" svg:height="5.735cm" svg:x="2.794cm" svg:y="3.554cm" draw:page-number="1"/>
      <draw:page-thumbnail draw:layer="backgroundobjects" svg:width="5.587cm" svg:height="5.735cm" svg:x="11.176cm" svg:y="3.554cm"/>
      <draw:page-thumbnail draw:layer="backgroundobjects" svg:width="5.587cm" svg:height="5.735cm" svg:x="19.558cm" svg:y="3.554cm"/>
      <draw:page-thumbnail draw:layer="backgroundobjects" svg:width="5.587cm" svg:height="5.735cm" svg:x="2.794cm" svg:y="12.298cm"/>
      <draw:page-thumbnail draw:layer="backgroundobjects" svg:width="5.587cm" svg:height="5.735cm" svg:x="11.176cm" svg:y="12.298cm"/>
      <draw:page-thumbnail draw:layer="backgroundobjects" svg:width="5.587cm" svg:height="5.735cm" svg:x="19.558cm" svg:y="12.29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724cm" svg:height="5.089cm" svg:x="1.481cm" svg:y="1.211cm" presentation:class="title" presentation:placeholder="true">
        <draw:text-box/>
      </draw:frame>
      <draw:frame presentation:style-name="Default-outline1" draw:layer="backgroundobjects" svg:width="26.724cm" svg:height="20.115cm" svg:x="1.481cm" svg:y="7.129cm" presentation:class="outline" presentation:placeholder="true">
        <draw:text-box/>
      </draw:frame>
      <draw:frame presentation:style-name="pr1" draw:text-style-name="P1" draw:layer="backgroundobjects" svg:width="6.916cm" svg:height="2.102cm" svg:x="1.481cm" svg:y="27.76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9.412cm" svg:height="2.102cm" svg:x="10.151cm" svg:y="27.76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916cm" svg:height="2.102cm" svg:x="21.284cm" svg:y="27.764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Vasco Neves</meta:initial-creator>
    <meta:creation-date>2008-05-28T01:45:33</meta:creation-date>
    <dc:creator>Vasco Neves</dc:creator>
    <dc:date>2008-06-15T20:15:18</dc:date>
    <meta:editing-cycles>20</meta:editing-cycles>
    <meta:editing-duration>P2DT16H34M24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